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10.329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9" style:family="table-cell" style:parent-style-name="Default" style:data-style-name="N10079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0079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10079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10079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number-columns-repeated="1021" table:default-cell-style-name="Default"/>
        <table:table-row table:style-name="ro1">
          <table:table-cell table:style-name="ce9" office:value-type="string" calcext:value-type="string">
            <text:p>Date</text:p>
          </table:table-cell>
          <table:table-cell table:style-name="ce13" office:value-type="string" calcext:value-type="string">
            <text:p>Désignation</text:p>
          </table:table-cell>
          <table:table-cell table:style-name="ce13" office:value-type="string" calcext:value-type="string">
            <text:p>Hébergement</text:p>
          </table:table-cell>
          <table:table-cell table:style-name="ce20" table:number-columns-repeated="1021"/>
        </table:table-row>
        <table:table-row table:style-name="ro1">
          <table:table-cell table:style-name="ce1" office:value-type="date" office:date-value="2025-05-27" calcext:value-type="date">
            <text:p>Tuesday 27 May 2025</text:p>
          </table:table-cell>
          <table:table-cell table:style-name="ce5" office:value-type="string" calcext:value-type="string">
            <text:p>Saint-Molf → Guérande → Eindhoven</text:p>
          </table:table-cell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2]+1" office:value-type="date" office:date-value="2025-05-28" calcext:value-type="date">
            <text:p>Wednesday 28 May 2025</text:p>
          </table:table-cell>
          <table:table-cell table:style-name="ce5" office:value-type="string" calcext:value-type="string">
            <text:p>Zundert – Van Vogh huis (train et bus)</text:p>
          </table:table-cell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3]+1" office:value-type="date" office:date-value="2025-05-29" calcext:value-type="date">
            <text:p>Thursday 29 May 2025</text:p>
          </table:table-cell>
          <table:table-cell table:style-name="ce5" office:value-type="string" calcext:value-type="string">
            <text:p>Van Abbe museum (bus)</text:p>
          </table:table-cell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4]+1" office:value-type="date" office:date-value="2025-05-30" calcext:value-type="date">
            <text:p>Friday 30 May 2025</text:p>
          </table:table-cell>
          <table:table-cell table:style-name="ce5" office:value-type="string" calcext:value-type="string">
            <text:p>Vélo – Nuenen</text:p>
          </table:table-cell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5]+1" office:value-type="date" office:date-value="2025-05-31" calcext:value-type="date">
            <text:p>Saturday 31 May 2025</text:p>
          </table:table-cell>
          <table:table-cell table:style-name="ce5" office:value-type="string" calcext:value-type="string">
            <text:p>Vélo – Nuenen – Van Gogh village museum</text:p>
          </table:table-cell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6]+1" office:value-type="date" office:date-value="2025-06-01" calcext:value-type="date">
            <text:p>Sunday 1 June 2025</text:p>
          </table:table-cell>
          <table:table-cell table:style-name="ce5" office:value-type="string" calcext:value-type="string">
            <text:p>Hanneke</text:p>
          </table:table-cell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7]+1" office:value-type="date" office:date-value="2025-06-02" calcext:value-type="date">
            <text:p>Monday 2 June 2025</text:p>
          </table:table-cell>
          <table:table-cell table:style-name="ce5" office:value-type="string" calcext:value-type="string">
            <text:p>Amsterdam Van Gogh mueum (train et tramway)</text:p>
          </table:table-cell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8]+1" office:value-type="date" office:date-value="2025-06-03" calcext:value-type="date">
            <text:p>Tuesday 3 June 2025</text:p>
          </table:table-cell>
          <table:table-cell table:style-name="ce5" office:value-type="string" calcext:value-type="string">
            <text:p>Philips Museum (bus)</text:p>
          </table:table-cell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9]+1" office:value-type="date" office:date-value="2025-06-04" calcext:value-type="date">
            <text:p>Wednesday 4 June 2025</text:p>
          </table:table-cell>
          <table:table-cell table:style-name="ce5" office:value-type="string" calcext:value-type="string">
            <text:p>Eindhoven → Guérande → Saint-Molf</text:p>
          </table:table-cell>
          <table:table-cell table:style-name="ce4" office:value-type="string" calcext:value-type="string">
            <text:p>Saint-Molf</text:p>
          </table:table-cell>
          <table:table-cell table:style-name="ce6" table:number-columns-repeated="1021"/>
        </table:table-row>
        <table:table-row table:style-name="ro1">
          <table:table-cell table:style-name="ce1"/>
          <table:table-cell table:style-name="ce5"/>
          <table:table-cell table:style-name="ce4"/>
          <table:table-cell table:style-name="ce6" table:number-columns-repeated="1021"/>
        </table:table-row>
        <table:table-row table:style-name="ro2">
          <table:table-cell table:style-name="ce1" office:value-type="string" calcext:value-type="string">
            <text:p>Téléphone de Floris</text:p>
          </table:table-cell>
          <table:table-cell table:style-name="ce15" office:value-type="float" office:value="31642770036" calcext:value-type="float">
            <text:p>31642770036</text:p>
          </table:table-cell>
          <table:table-cell table:style-name="ce4"/>
          <table:table-cell table:style-name="ce6" table:number-columns-repeated="1021"/>
        </table:table-row>
        <table:table-row table:style-name="ro1">
          <table:table-cell table:style-name="ce2" office:value-type="string" calcext:value-type="string">
            <text:p>Adresse de Floris :</text:p>
          </table:table-cell>
          <table:table-cell table:style-name="ce6" office:value-type="string" calcext:value-type="string">
            <text:p>Leenderweg 30, 5615 AA Eindhoven, Pays-Bas</text:p>
          </table:table-cell>
          <table:table-cell table:style-name="ce7"/>
          <table:table-cell table:style-name="ce6" table:number-columns-repeated="1021"/>
        </table:table-row>
        <table:table-row table:style-name="ro1">
          <table:table-cell table:style-name="ce2" office:value-type="string" calcext:value-type="string">
            <text:p>Adresse du loueur de vélo :</text:p>
          </table:table-cell>
          <table:table-cell table:style-name="ce6" office:value-type="string" calcext:value-type="string">
            <text:p>Tongelresestraat 35, 5613 DA Eindhoven, Pays-Bas</text:p>
          </table:table-cell>
          <table:table-cell table:style-name="ce7"/>
          <table:table-cell table:style-name="ce6" table:number-columns-repeated="1021"/>
        </table:table-row>
        <table:table-row table:style-name="ro1" table:number-rows-repeated="33">
          <table:table-cell table:style-name="ce2"/>
          <table:table-cell table:style-name="ce6"/>
          <table:table-cell table:style-name="ce7"/>
          <table:table-cell table:style-name="ce6" table:number-columns-repeated="1021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à Eindhoven 2025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55:33.604917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30T10:55:19.169925515</meta:creation-date>
    <dc:date>2025-05-25T11:45:50.066437081</dc:date>
    <meta:editing-duration>PT15M29S</meta:editing-duration>
    <meta:editing-cycles>4</meta:editing-cycles>
    <meta:generator>LibreOffice/6.4.7.2$Linux_X86_64 LibreOffice_project/40$Build-2</meta:generator>
    <meta:print-date>2025-05-25T11:45:11.337809174</meta:print-date>
    <meta:document-statistic meta:table-count="1" meta:cell-count="36" meta:object-count="0"/>
  </office:meta>
</office:document-meta>
</file>